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E9D0C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098cm"/>
    </style:style>
    <style:style style:name="gr3" style:family="graphic" style:parent-style-name="standard">
      <style:graphic-properties draw:stroke="none" draw:fill="none" fo:min-height="5.598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fo:min-height="6.757cm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auto-grow-height="true" fo:min-height="3.534cm"/>
    </style:style>
    <style:style style:name="pr5" style:family="presentation" style:parent-style-name="Default-outline1">
      <style:graphic-properties fo:min-height="12.455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fo:min-height="3.283cm"/>
    </style:style>
    <style:style style:name="pr8" style:family="presentation" style:parent-style-name="Default-outline1">
      <style:graphic-properties draw:auto-grow-height="true" fo:min-height="12.706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end"/>
    </style:style>
    <style:style style:name="P4" style:family="paragraph">
      <style:text-properties fo:color="#ffffff" fo:font-size="24pt" style:font-size-asian="24pt" style:font-size-complex="24pt"/>
    </style:style>
    <style:style style:name="T1" style:family="text">
      <style:text-properties fo:color="#93ffc9" fo:font-family="'Trebuchet MS'" style:font-family-generic="swiss" style:font-pitch="variable" fo:font-size="48pt" style:font-size-asian="48pt" style:font-size-complex="48pt"/>
    </style:style>
    <style:style style:name="T2" style:family="text">
      <style:text-properties fo:font-size="24pt" style:font-size-asian="24pt"/>
    </style:style>
    <style:style style:name="T3" style:family="text">
      <style:text-properties fo:font-size="20pt" style:font-size-asian="20pt"/>
    </style:style>
    <style:style style:name="T4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6cm" svg:height="3.387cm" svg:x="2.381cm" svg:y="8.467cm" presentation:class="title" presentation:user-transformed="true">
          <draw:text-box>
            <text:p text:style-name="P1"><text:span text:style-name="T1">Lua</text:span><text:span text:style-name="T1">で</text:span><text:span text:style-name="T1">AI</text:span><text:span text:style-name="T1">を書けるゲームを作ろう！</text:span></text:p>
          </draw:text-box>
        </draw:frame>
        <draw:frame presentation:style-name="pr2" draw:layer="layout" svg:width="18.579cm" svg:height="6.757cm" svg:x="7cm" svg:y="12.743cm" presentation:class="subtitle" presentation:user-transformed="true">
          <draw:text-box>
            <text:p text:style-name="P3">tnzk/倉世古 恭平@つくらぐ</text:p>
            <text:p text:style-name="P3">第8回つくらぐ勉強会<text:line-break/>2009/12/19(Sat)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3.989cm" svg:height="3.794cm" svg:x="2.116cm" svg:y="1.749cm" presentation:class="title">
          <draw:text-box>
            <text:p>Topics</text:p>
          </draw:text-box>
        </draw:frame>
        <draw:frame presentation:style-name="pr5" draw:layer="layout" svg:width="23.989cm" svg:height="12.715cm" svg:x="2.116cm" svg:y="6.112cm" presentation:class="outline" presentation:user-transformed="true">
          <draw:text-box>
            <text:list text:style-name="L3">
              <text:list-item>
                <text:p>Luaについて</text:p>
              </text:list-item>
              <text:list-item>
                <text:p>文法の紹介</text:p>
              </text:list-item>
              <text:list-item>
                <text:p>応用事例</text:p>
              </text:list-item>
              <text:list-item>
                <text:p>CからLuaを呼ぶ</text:p>
              </text:list-item>
              <text:list-item>
                <text:p>設定ファイルとして使う</text:p>
              </text:list-item>
              <text:list-item>
                <text:p>Luaを利用した簡単なゲーム</text:p>
              </text:list-item>
              <text:list-item>
                <text:p>参考文献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自己紹介</text:p>
          </draw:text-box>
        </draw:frame>
        <draw:frame presentation:style-name="pr5" draw:layer="layout" svg:width="23.989cm" svg:height="12.715cm" svg:x="2.116cm" svg:y="6.112cm" presentation:class="outline">
          <draw:text-box>
            <text:list text:style-name="L3">
              <text:list-item>
                <text:p>倉世古 恭平（KURAZEKO Kyohe） / tnzk</text:p>
              </text:list-item>
              <text:list-item>
                <text:p>情報科学類 2009年度</text:p>
              </text:list-item>
              <text:list-item>
                <text:p>興味のある分野:</text:p>
                <text:list>
                  <text:list-item>
                    <text:p>ゲームプログラミング</text:p>
                  </text:list-item>
                  <text:list-item>
                    <text:p>Web アプリケーション</text:p>
                  </text:list-item>
                  <text:list-item>
                    <text:p>組み込み開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Luaについて</text:p>
          </draw:text-box>
        </draw:frame>
        <draw:frame presentation:style-name="pr5" draw:layer="layout" svg:width="23.989cm" svg:height="12.715cm" svg:x="2.116cm" svg:y="6.112cm" presentation:class="outline" presentation:user-transformed="true">
          <draw:text-box>
            <text:list text:style-name="L3">
              <text:list-item>
                <text:p>どんな言語が好きですか？</text:p>
              </text:list-item>
              <text:list-item>
                <text:p>Lua - ポルトガル語で「月」(メキシコ産の言語</text:p>
              </text:list-item>
              <text:list-item>
                <text:p>Luaの特徴:</text:p>
                <text:list>
                  <text:list-item>
                    <text:p>小回りの利く言語設計</text:p>
                  </text:list-item>
                  <text:list-item>
                    <text:p>他言語への組み込みが用意</text:p>
                  </text:list-item>
                  <text:list-item>
                    <text:p>わりと書きやすい</text:p>
                  </text:list-item>
                </text:list>
              </text:list-item>
              <text:list-item>
                <text:p>スクリプト言語の処理系を内包するようなシステムの実装に便利</text:p>
                <text:list>
                  <text:list-item>
                    <text:p>でもゲームとかくらいしか思いつかない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3.989cm" svg:height="3.794cm" svg:x="2.116cm" svg:y="1.749cm" presentation:class="title">
          <draw:text-box>
            <text:p>文法の紹介(1/3)</text:p>
          </draw:text-box>
        </draw:frame>
        <draw:frame presentation:style-name="pr8" draw:layer="layout" svg:width="11.706cm" svg:height="12.966cm" svg:x="2.116cm" svg:y="6.112cm" presentation:class="outline" presentation:user-transformed="true">
          <draw:text-box>
            <text:list text:style-name="L3">
              <text:list-item>
                <text:p>変数<text:line-break/><text:tab/>n = 20<text:line-break/><text:tab/>r = 3.1416<text:line-break/><text:tab/>s = "Hello, world!"<text:span text:style-name="T2"><text:line-break/></text:span><text:span text:style-name="T2"><text:line-break/></text:span><text:span text:style-name="T2"><text:tab/></text:span><text:span text:style-name="T2">print( n .. s .. r)</text:span><text:span text:style-name="T2"><text:line-break/></text:span><text:span text:style-name="T2">--&gt; 20Hello, world3.1415</text:span><text:line-break/></text:p>
              </text:list-item>
            </text:list>
          </draw:text-box>
        </draw:frame>
        <draw:frame presentation:style-name="pr5" draw:layer="layout" svg:width="13.092cm" svg:height="12.715cm" svg:x="14.408cm" svg:y="6.112cm" presentation:class="outline" presentation:user-transformed="true">
          <draw:text-box>
            <text:list text:style-name="L3">
              <text:list-item>
                <text:p>関数<text:line-break/><text:tab/><text:span text:style-name="T3">function fib(n)</text:span><text:span text:style-name="T3"><text:line-break/></text:span><text:span text:style-name="T3"><text:tab/></text:span><text:span text:style-name="T3"> <text:s/>if n &lt; 1 then</text:span><text:span text:style-name="T3"><text:line-break/></text:span><text:span text:style-name="T3"><text:tab/></text:span><text:span text:style-name="T3"> <text:s text:c="3"/>return n</text:span><text:span text:style-name="T3"><text:line-break/></text:span><text:span text:style-name="T3"><text:tab/></text:span><text:span text:style-name="T3"> <text:s/>end</text:span><text:span text:style-name="T3"><text:line-break/></text:span><text:span text:style-name="T3"><text:tab/></text:span><text:span text:style-name="T3"> <text:s/>return fib(n-1) + fib(n-2)</text:span><text:span text:style-name="T3"><text:line-break/></text:span><text:span text:style-name="T3"><text:tab/></text:span><text:span text:style-name="T3">end</text:span><text:span text:style-name="T3"><text:line-break/></text:span><text:span text:style-name="T3"><text:line-break/></text:span><text:span text:style-name="T3"><text:tab/></text:span><text:span text:style-name="T3">print(fib(10))</text:span><text:span text:style-name="T3"><text:line-break/></text:span><text:span text:style-name="T3"><text:tab/></text:span><text:span text:style-name="T3">--&gt; 5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8" draw:layer="layout" svg:width="11.706cm" svg:height="12.966cm" svg:x="2.116cm" svg:y="6.112cm" presentation:class="outline">
          <draw:text-box>
            <text:list text:style-name="L3">
              <text:list-item>
                <text:p>複雑なデータ構造は<text:line-break/>“テーブル”で</text:p>
                <text:list>
                  <text:list-item>
                    <text:p>ハッシュのようなもの<text:line-break/> prices = { juice = 120,<text:line-break/><text:tab/>coffee = 100,<text:line-break/><text:tab/>coke = 120}<text:line-break/><text:line-break/>print( prices['coffee'] + <text:line-break/> <text:s text:c="9"/>prices['coke'] )<text:line-break/>--&gt; 220</text:p>
                  </text:list-item>
                </text:list>
              </text:list-item>
            </text:list>
          </draw:text-box>
        </draw:frame>
        <draw:frame presentation:style-name="pr8" draw:layer="layout" svg:width="11.706cm" svg:height="13.114cm" svg:x="14.408cm" svg:y="6.112cm" presentation:class="outline" presentation:user-transformed="true">
          <draw:text-box>
            <text:list text:style-name="L3">
              <text:list-item>
                <text:p>配列もテーブルで</text:p>
                <text:list>
                  <text:list-item>
                    <text:p>keyを省略すると数値が割り当てられる:<text:line-break/><text:tab/>months = {"Jan",<text:line-break/>"Feb", "Mar", "Apr",<text:line-break/>"May", "Jun", "Jul",<text:line-break/>"Aug", "Sept", "Oct",<text:line-break/>"Nov", "Dec"}<text:line-break/><text:line-break/>print(months[8])<text:line-break/>--&gt; Aug</text:p>
                  </text:list-item>
                  <text:list-item>
                    <text:p>1 origin なのが怖いところ</text:p>
                  </text:list-item>
                </text:list>
              </text:list-item>
            </text:list>
          </draw:text-box>
        </draw:frame>
        <draw:frame presentation:style-name="pr7" draw:layer="layout" svg:width="23.989cm" svg:height="3.543cm" svg:x="2.116cm" svg:y="1.874cm" presentation:class="title">
          <draw:text-box>
            <text:p>文法の紹介(2/3)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3.989cm" svg:height="3.794cm" svg:x="2.116cm" svg:y="1.749cm" presentation:class="title">
          <draw:text-box>
            <text:p>文法の紹介(3/3)</text:p>
          </draw:text-box>
        </draw:frame>
        <draw:frame presentation:style-name="pr8" draw:layer="layout" svg:width="23.989cm" svg:height="12.966cm" svg:x="2.116cm" svg:y="6.112cm" presentation:class="outline">
          <draw:text-box>
            <text:list text:style-name="L3">
              <text:list-item>
                <text:p>イテレータはないっぽいので書く必要があります:</text:p>
              </text:list-item>
            </text:list>
          </draw:text-box>
        </draw:frame>
        <draw:frame draw:style-name="gr2" draw:text-style-name="P4" draw:layer="layout" svg:width="16.5cm" svg:height="6.348cm" svg:x="4.5cm" svg:y="7.652cm">
          <draw:text-box>
            <text:p text:style-name="P4"><text:span text:style-name="T4">function values(t)</text:span></text:p>
            <text:p text:style-name="P4"><text:span text:style-name="T4"><text:s text:c="2"/></text:span><text:span text:style-name="T4">-- Iterator</text:span></text:p>
            <text:p text:style-name="P4"><text:span text:style-name="T4"><text:s text:c="2"/></text:span><text:span text:style-name="T4">local i = 0</text:span><text:span text:style-name="T4"><text:line-break/></text:span><text:span text:style-name="T4"> <text:s/>return function () i = i + 1; return t[i] end</text:span></text:p>
            <text:p text:style-name="P4"><text:span text:style-name="T4">end</text:span></text:p>
          </draw:text-box>
        </draw:frame>
        <draw:frame draw:style-name="gr2" draw:text-style-name="P4" draw:layer="layout" svg:width="16.5cm" svg:height="6.348cm" svg:x="4.5cm" svg:y="7.652cm">
          <draw:text-box>
            <text:p text:style-name="P4"><text:span text:style-name="T4">function values(t)</text:span></text:p>
            <text:p text:style-name="P4"><text:span text:style-name="T4"><text:s text:c="2"/></text:span><text:span text:style-name="T4">-- Iterator</text:span></text:p>
            <text:p text:style-name="P4"><text:span text:style-name="T4"><text:s text:c="2"/></text:span><text:span text:style-name="T4">local i = 0</text:span><text:span text:style-name="T4"><text:line-break/></text:span><text:span text:style-name="T4"> <text:s/>return function () i = i + 1; return t[i] end</text:span></text:p>
            <text:p text:style-name="P4"><text:span text:style-name="T4">end</text:span></text:p>
          </draw:text-box>
        </draw:frame>
        <draw:frame draw:style-name="gr3" draw:text-style-name="P4" draw:layer="layout" svg:width="16.5cm" svg:height="5.848cm" svg:x="4.5cm" svg:y="13.652cm">
          <draw:text-box>
            <text:p text:style-name="P4"><text:span text:style-name="T4">for m in values(months) do </text:span></text:p>
            <text:p text:style-name="P4"><text:span text:style-name="T4"><text:s text:c="2"/></text:span><text:span text:style-name="T4">print(m)</text:span><text:span text:style-name="T4"><text:line-break/></text:span><text:span text:style-name="T4">end</text:span><text:span text:style-name="T4"><text:line-break/></text:span><text:span text:style-name="T4"><text:line-break/></text:span><text:span text:style-name="T4">--&gt; </text:span><text:span text:style-name="T4">省略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応用事例</text:p>
          </draw:text-box>
        </draw:frame>
        <draw:frame presentation:style-name="pr5" draw:layer="layout" svg:width="23.989cm" svg:height="12.715cm" svg:x="2.116cm" svg:y="6.112cm" presentation:class="outline">
          <draw:text-box>
            <text:list text:style-name="L3">
              <text:list-item>
                <text:p>タイル型ウィンドウマネージャ “awesome”</text:p>
              </text:list-item>
              <text:list-item>
                <text:p>あとはゲームがほとんど？</text:p>
                <text:list>
                  <text:list-item>
                    <text:p>World of Warcraft</text:p>
                  </text:list-item>
                  <text:list-item>
                    <text:p>ソニック ワールドアドベンチャー<text:line-break/></text:p>
                  </text:list-item>
                </text:list>
              </text:list-item>
              <text:list-item>
                <text:p>設定ファイルとしての利便性は高い...はず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CからLuaを呼ぶ</text:p>
          </draw:text-box>
        </draw:frame>
        <draw:frame presentation:style-name="pr5" draw:layer="layout" svg:width="23.989cm" svg:height="12.715cm" svg:x="2.116cm" svg:y="6.112cm" presentation:class="outline">
          <draw:text-box>
            <text:list text:style-name="L3">
              <text:list-item>
                <text:p>軽量スクリプト言語としてのLua</text:p>
                <text:list>
                  <text:list-item>
                    <text:p>そこそこ高機能　</text:p>
                  </text:list-item>
                  <text:list-item>
                    <text:p>そこそこ高速</text:p>
                  </text:list-item>
                  <text:list-item>
                    <text:p>手続き型言語</text:p>
                  </text:list-item>
                </text:list>
              </text:list-item>
              <text:list-item>
                <text:p>他言語への組み込み言語としてのLua</text:p>
                <text:list>
                  <text:list-item>
                    <text:p>スタックベース</text:p>
                  </text:list-item>
                  <text:list-item>
                    <text:p>グローバルなスタックを通じてホストとの値のやりとり</text:p>
                    <text:list>
                      <text:list-item>
                        <text:p>静的/動的型言語の間の埋めがたい溝を越えるため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設定ファイルとして使う</text:p>
          </draw:text-box>
        </draw:frame>
        <draw:frame presentation:style-name="pr5" draw:layer="layout" svg:width="23.989cm" svg:height="12.715cm" svg:x="2.116cm" svg:y="6.112cm" presentation:class="outline">
          <draw:text-box>
            <text:list text:style-name="L3">
              <text:list-item>
                <text:p>Luaの初期化</text:p>
              </text:list-item>
              <text:list-item>
                <text:p>グローバル変数をスタックに積む</text:p>
                <text:list>
                  <text:list-item>
                    <text:p>スタックはLua内部なので型は意識しなくてOK</text:p>
                  </text:list-item>
                </text:list>
              </text:list-item>
              <text:list-item>
                <text:p>スタックから値を読み出す</text:p>
                <text:list>
                  <text:list-item>
                    <text:p>ここからはCなので、型ごとに別の関数を通して読み出す</text:p>
                    <text:p/>
                  </text:list-item>
                </text:list>
              </text:list-item>
              <text:list-item>
                <text:p>動的な処理も可能</text:p>
                <text:list>
                  <text:list-item>
                    <text:p>math.sqrt(0 + hightofhyde * heightofhyde) とか</text:p>
                  </text:list-item>
                  <text:list-item>
                    <text:p>引数をトルコとも可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Luaを利用した簡単なゲーム(1/3)</text:p>
          </draw:text-box>
        </draw:frame>
        <draw:frame presentation:style-name="pr5" draw:layer="layout" svg:width="23.989cm" svg:height="13.94cm" svg:x="2.116cm" svg:y="6.112cm" presentation:class="outline" presentation:user-transformed="true">
          <draw:text-box>
            <text:list text:style-name="L3">
              <text:list-item>
                <text:p>設定ファイルじゃ関数が使えるありがたみが（あんまり）ないので<text:line-break/></text:p>
              </text:list-item>
              <text:list-item>
                <text:p>ルール</text:p>
                <text:list>
                  <text:list-item>
                    <text:p>4体のLuaスクリプトによって制御されるユニット</text:p>
                  </text:list-item>
                  <text:list-item>
                    <text:p>ヒート状態(H)と平常状態(L)</text:p>
                    <text:list>
                      <text:list-item>
                        <text:p>Lに戻ってしばらくはHになれない</text:p>
                      </text:list-item>
                    </text:list>
                  </text:list-item>
                  <text:list-item>
                    <text:p>衝突すると判定</text:p>
                    <text:list>
                      <text:list-item>
                        <text:p>H:H or L:L=&gt; ダメージなし</text:p>
                      </text:list-item>
                      <text:list-item>
                        <text:p>H:L =&gt; Lのユニットにダメージ</text:p>
                      </text:list-item>
                      <text:list-item>
                        <text:p>どちらの場合もどっかに飛ば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3.989cm" svg:height="3.794cm" svg:x="2.116cm" svg:y="1.749cm" presentation:class="title">
          <draw:text-box>
            <text:p>Luaを利用した簡単なゲーム(2/3)</text:p>
          </draw:text-box>
        </draw:frame>
        <draw:frame presentation:style-name="pr8" draw:layer="layout" svg:width="11.706cm" svg:height="12.966cm" svg:x="2.116cm" svg:y="6.112cm" presentation:class="outline">
          <draw:text-box>
            <text:list text:style-name="L3">
              <text:list-item>
                <text:p>Runner</text:p>
                <text:list>
                  <text:list-item>
                    <text:p>フィールドの外周を<text:line-break/>ぐるぐる回る</text:p>
                  </text:list-item>
                  <text:list-item>
                    <text:p>誰かが接近してくると<text:line-break/>Hになる</text:p>
                  </text:list-item>
                </text:list>
              </text:list-item>
            </text:list>
          </draw:text-box>
        </draw:frame>
        <draw:frame presentation:style-name="pr5" draw:layer="layout" svg:width="12.614cm" svg:height="12.715cm" svg:x="13.5cm" svg:y="6.112cm" presentation:class="outline" presentation:user-transformed="true">
          <draw:text-box>
            <text:list text:style-name="L3">
              <text:list-item>
                <text:p>Tracker</text:p>
                <text:list>
                  <text:list-item>
                    <text:p>一番近いユニットを追跡する</text:p>
                  </text:list-item>
                  <text:list-item>
                    <text:p>旋回アルゴリズムがタコい</text:p>
                  </text:list-item>
                  <text:list-item>
                    <text:p>できるだけHになろう<text:line-break/>とす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3.989cm" svg:height="3.794cm" svg:x="2.116cm" svg:y="1.749cm" presentation:class="title">
          <draw:text-box>
            <text:p>Luaを利用した簡単なゲーム(3/3)</text:p>
          </draw:text-box>
        </draw:frame>
        <draw:frame presentation:style-name="pr8" draw:layer="layout" svg:width="23.989cm" svg:height="12.966cm" svg:x="2.116cm" svg:y="6.112cm" presentation:class="outline">
          <draw:text-box>
            <text:list text:style-name="L3">
              <text:list-item>
                <text:p>インターフェイス</text:p>
                <text:list>
                  <text:list-item>
                    <text:p>Luaスクリプト内のdecision関数を意思決定に使用</text:p>
                    <text:list>
                      <text:list-item>
                        <text:p>1引数: 自分を含めた全ユニットの情報を持つテーブル</text:p>
                      </text:list-item>
                      <text:list-item>
                        <text:p>1ユニット=1ハッシュの配列みたいなもの</text:p>
                      </text:list-item>
                      <text:list-item>
                        <text:p>返り値もハッシュ{ m = (-1|0|1),d = (-1|0|1),s = (0|1)}<text:line-break/><text:tab/>m: 前身 or 停止 or 後退<text:line-break/><text:tab/>d: 左回り or そのまま or 右回り<text:line-break/><text:tab/>s: ヒート状態になるかどう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3.989cm" svg:height="3.543cm" svg:x="2.116cm" svg:y="1.874cm" presentation:class="title" presentation:user-transformed="true">
          <draw:text-box>
            <text:p>Githubにあるので触ってみてくださいな</text:p>
          </draw:text-box>
        </draw:frame>
        <draw:frame presentation:style-name="pr5" draw:layer="layout" svg:width="23.989cm" svg:height="12.715cm" svg:x="2.116cm" svg:y="6.112cm" presentation:class="outline" presentation:user-transformed="true">
          <draw:text-box>
            <text:list text:style-name="L3">
              <text:list-item>
                <text:p>http://github.com/tnzk/tnzk-utlug/</text:p>
                <text:list>
                  <text:list-item>
                    <text:p>これベースで何かつくりたいな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3.989cm" svg:height="3.543cm" svg:x="2.116cm" svg:y="1.874cm" presentation:class="title">
          <draw:text-box>
            <text:p>参考文献</text:p>
          </draw:text-box>
        </draw:frame>
        <draw:frame presentation:style-name="pr5" draw:layer="layout" svg:width="23.989cm" svg:height="12.715cm" svg:x="2.116cm" svg:y="6.112cm" presentation:class="outline">
          <draw:text-box>
            <text:list text:style-name="L3">
              <text:list-item>
                <text:p>書籍</text:p>
                <text:list>
                  <text:list-item>
                    <text:p>『Programming in Lua』（Roberto Ierusalimschy, 2006, ASCII)</text:p>
                    <text:list>
                      <text:list-item>
                        <text:p>開発者による書籍</text:p>
                      </text:list-item>
                      <text:list-item>
                        <text:p>同じ内容はWebで見れるっぽい？</text:p>
                      </text:list-item>
                    </text:list>
                  </text:list-item>
                </text:list>
              </text:list-item>
              <text:list-item>
                <text:p>Webサイト</text:p>
                <text:list>
                  <text:list-item>
                    <text:p>公式Webサイト:<text:line-break/><text:tab/><text:tab/>http://www.lua.org/</text:p>
                  </text:list-item>
                  <text:list-item>
                    <text:p>Karetta|Luaプログラミング入門: <text:line-break/><text:tab/><text:tab/>http://karetta.jp/book-cover/lu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1E9D0C5C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VL ゴシック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VL ゴシック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IPA Pゴシック'" style:font-style-name-asian="Regular" style:font-family-generic-asian="swiss" style:font-pitch-asian="fixed" style:font-size-asian="28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6pt" fo:font-style="normal" fo:text-shadow="none" style:text-underline-style="none" fo:font-weight="normal" style:font-family-asian="'IPA Pゴシック'" style:font-style-name-asian="Regular" style:font-family-generic-asian="swiss" style:font-pitch-asian="fixed" style:font-size-asian="26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font-family-asian="'IPA Pゴシック'" style:font-style-name-asian="Regular" style:font-family-generic-asian="swiss" style:font-pitch-asian="fixed" style:font-size-asian="40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5cm" svg:x="2.116cm" svg:y="6.112cm" presentation:class="outline" presentation:placeholder="true">
        <draw:text-box/>
      </draw:frame>
      <draw:frame presentation:style-name="Mpr1" draw:text-style-name="MP4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943cm" svg:height="1.416cm" svg:x="9.639cm" svg:y="19.2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887cm" svg:height="1.416cm" svg:x="20.222cm" svg:y="19.283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8:28:21</meta:creation-date>
    <dc:creator>KURAZEKO Kyohe</dc:creator>
    <dc:date>2009-12-19T14:02:55</dc:date>
    <meta:editing-cycles>20</meta:editing-cycles>
    <meta:editing-duration>PT12H13M54S</meta:editing-duration>
    <meta:generator>OpenOffice.org/3.1$Linux OpenOffice.org_project/310m19$Build-9420</meta:generator>
    <meta:document-statistic meta:object-count="83"/>
  </office:meta>
</office:document-meta>
</file>